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6666" draw:fill-color="#00ffff" draw:textarea-horizontal-align="justify" draw:textarea-vertical-align="middle" draw:auto-grow-height="false" fo:min-height="0.693cm" fo:min-width="8.023cm"/>
    </style:style>
    <style:style style:name="gr2" style:family="graphic" style:parent-style-name="objectwithoutfill">
      <style:graphic-properties svg:stroke-width="0.106cm" draw:marker-start="Arrow" draw:marker-start-width="0.357cm" draw:marker-end="Arrow" draw:marker-end-width="0.357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1.33cm"/>
    </style:style>
    <style:style style:name="gr4" style:family="graphic" style:parent-style-name="standard">
      <style:graphic-properties svg:stroke-color="#336666" draw:fill-color="#cc66ff" draw:textarea-horizontal-align="justify" draw:textarea-vertical-align="middle" draw:auto-grow-height="false" fo:min-height="0.695cm" fo:min-width="8.024cm"/>
    </style:style>
    <style:style style:name="gr5" style:family="graphic" style:parent-style-name="objectwithoutfill">
      <style:graphic-properties svg:stroke-width="0.106cm" svg:stroke-color="#b2b2b2" draw:marker-start="Arrow" draw:marker-start-width="0.357cm" draw:marker-end="Arrow" draw:marker-end-width="0.357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6cm" svg:stroke-color="#000000" draw:marker-start="Arrow" draw:marker-start-width="0.357cm" draw:marker-end="Arrow" draw:marker-end-width="0.357cm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6cm" draw:marker-start="Arrow" draw:marker-start-width="0.356cm" draw:marker-end="Arrow" draw:marker-end-width="0.356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svg:stroke-color="#336666" draw:fill-color="#ed1c24" draw:textarea-horizontal-align="justify" draw:textarea-vertical-align="middle" draw:auto-grow-height="false" fo:min-height="0.695cm" fo:min-width="8.0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7cm" fo:min-width="0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00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7.5pt"/>
    </style:style>
    <style:style style:name="P4" style:family="paragraph">
      <loext:graphic-properties draw:fill="none" draw:fill-color="#ffffff"/>
      <style:text-properties fo:font-size="37.5pt" style:font-size-asian="50pt" style:font-size-complex="50pt"/>
    </style:style>
    <style:style style:name="P5" style:family="paragraph">
      <loext:graphic-properties draw:fill-color="#cc66ff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style:paragraph-properties fo:text-align="center"/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text-properties fo:font-size="28pt" style:font-size-asian="28pt" style:font-size-complex="28pt"/>
    </style:style>
    <style:style style:name="P10" style:family="paragraph">
      <loext:graphic-properties draw:fill-color="#ffffff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8.625cm" svg:height="1.045cm" svg:x="0.194cm" svg:y="5.4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.221cm" svg:y1="5.165cm" svg:x2="1.221cm" svg:y2="2.19cm">
          <text:p/>
        </draw:line>
        <draw:line draw:style-name="gr2" draw:text-style-name="P2" draw:layer="layout" svg:x1="3.212cm" svg:y1="5.165cm" svg:x2="3.212cm" svg:y2="2.19cm">
          <text:p/>
        </draw:line>
        <draw:line draw:style-name="gr2" draw:text-style-name="P2" draw:layer="layout" svg:x1="5.535cm" svg:y1="5.165cm" svg:x2="5.535cm" svg:y2="2.19cm">
          <text:p/>
        </draw:line>
        <draw:line draw:style-name="gr2" draw:text-style-name="P2" draw:layer="layout" svg:x1="7.525cm" svg:y1="5.165cm" svg:x2="7.525cm" svg:y2="2.19cm">
          <text:p/>
        </draw:line>
        <draw:frame draw:style-name="gr3" draw:text-style-name="P4" draw:layer="layout" svg:width="1.971cm" svg:height="2.22cm" svg:x="1.229cm" svg:y="2.548cm">
          <draw:text-box>
            <text:p text:style-name="P3"><text:span text:style-name="T1">M</text:span></text:p>
          </draw:text-box>
        </draw:frame>
        <draw:custom-shape draw:style-name="gr4" draw:text-style-name="P5" draw:layer="layout" svg:width="8.626cm" svg:height="1.047cm" svg:x="9.68cm" svg:y="5.45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10.708cm" svg:y1="5.165cm" svg:x2="10.708cm" svg:y2="2.19cm">
          <text:p/>
        </draw:line>
        <draw:line draw:style-name="gr6" draw:text-style-name="P2" draw:layer="layout" svg:x1="12.699cm" svg:y1="5.165cm" svg:x2="12.699cm" svg:y2="2.19cm">
          <text:p/>
        </draw:line>
        <draw:line draw:style-name="gr5" draw:text-style-name="P2" draw:layer="layout" svg:x1="15.021cm" svg:y1="5.165cm" svg:x2="15.021cm" svg:y2="2.19cm">
          <text:p/>
        </draw:line>
        <draw:line draw:style-name="gr7" draw:text-style-name="P2" draw:layer="layout" svg:x1="17.012cm" svg:y1="5.165cm" svg:x2="17.012cm" svg:y2="2.19cm">
          <text:p/>
        </draw:line>
        <draw:line draw:style-name="gr8" draw:text-style-name="P2" draw:layer="layout" svg:x1="10.037cm" svg:y1="2.953cm" svg:x2="11.364cm" svg:y2="4.555cm">
          <text:p/>
        </draw:line>
        <draw:line draw:style-name="gr8" draw:text-style-name="P2" draw:layer="layout" svg:x1="11.364cm" svg:y1="2.953cm" svg:x2="10.037cm" svg:y2="4.555cm">
          <text:p/>
        </draw:line>
        <draw:line draw:style-name="gr8" draw:text-style-name="P2" draw:layer="layout" svg:x1="14.35cm" svg:y1="2.953cm" svg:x2="15.677cm" svg:y2="4.555cm">
          <text:p/>
        </draw:line>
        <draw:line draw:style-name="gr8" draw:text-style-name="P2" draw:layer="layout" svg:x1="15.677cm" svg:y1="2.953cm" svg:x2="14.35cm" svg:y2="4.555cm">
          <text:p/>
        </draw:line>
        <draw:custom-shape draw:style-name="gr9" draw:text-style-name="P6" draw:layer="layout" svg:width="8.626cm" svg:height="1.047cm" svg:x="19.18cm" svg:y="5.4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20.208cm" svg:y1="5.166cm" svg:x2="20.208cm" svg:y2="2.191cm">
          <text:p/>
        </draw:line>
        <draw:line draw:style-name="gr5" draw:text-style-name="P2" draw:layer="layout" svg:x1="24.521cm" svg:y1="5.166cm" svg:x2="24.521cm" svg:y2="2.191cm">
          <text:p/>
        </draw:line>
        <draw:line draw:style-name="gr8" draw:text-style-name="P2" draw:layer="layout" svg:x1="19.537cm" svg:y1="2.954cm" svg:x2="20.864cm" svg:y2="4.556cm">
          <text:p/>
        </draw:line>
        <draw:line draw:style-name="gr8" draw:text-style-name="P2" draw:layer="layout" svg:x1="20.864cm" svg:y1="2.954cm" svg:x2="19.537cm" svg:y2="4.556cm">
          <text:p/>
        </draw:line>
        <draw:line draw:style-name="gr8" draw:text-style-name="P2" draw:layer="layout" svg:x1="23.85cm" svg:y1="2.954cm" svg:x2="25.177cm" svg:y2="4.556cm">
          <text:p/>
        </draw:line>
        <draw:line draw:style-name="gr8" draw:text-style-name="P2" draw:layer="layout" svg:x1="25.177cm" svg:y1="2.954cm" svg:x2="23.85cm" svg:y2="4.556cm">
          <text:p/>
        </draw:line>
        <draw:line draw:style-name="gr5" draw:text-style-name="P2" draw:layer="layout" svg:x1="22.308cm" svg:y1="5.167cm" svg:x2="22.308cm" svg:y2="2.192cm">
          <text:p/>
        </draw:line>
        <draw:line draw:style-name="gr5" draw:text-style-name="P2" draw:layer="layout" svg:x1="26.621cm" svg:y1="5.167cm" svg:x2="26.621cm" svg:y2="2.192cm">
          <text:p/>
        </draw:line>
        <draw:line draw:style-name="gr8" draw:text-style-name="P2" draw:layer="layout" svg:x1="21.637cm" svg:y1="2.955cm" svg:x2="22.964cm" svg:y2="4.557cm">
          <text:p/>
        </draw:line>
        <draw:line draw:style-name="gr8" draw:text-style-name="P2" draw:layer="layout" svg:x1="22.964cm" svg:y1="2.955cm" svg:x2="21.637cm" svg:y2="4.557cm">
          <text:p/>
        </draw:line>
        <draw:line draw:style-name="gr8" draw:text-style-name="P2" draw:layer="layout" svg:x1="25.95cm" svg:y1="2.955cm" svg:x2="27.277cm" svg:y2="4.557cm">
          <text:p/>
        </draw:line>
        <draw:line draw:style-name="gr8" draw:text-style-name="P2" draw:layer="layout" svg:x1="27.277cm" svg:y1="2.955cm" svg:x2="25.95cm" svg:y2="4.557cm">
          <text:p/>
        </draw:line>
        <draw:frame draw:style-name="gr10" draw:text-style-name="P8" draw:layer="layout" svg:width="7.665cm" svg:height="2.301cm" svg:x="0.459cm" svg:y="6.499cm">
          <draw:text-box>
            <text:p text:style-name="P7"><text:span text:style-name="T2">Populations from</text:span></text:p>
            <text:p text:style-name="P7"><text:span text:style-name="T2">the same species</text:span></text:p>
          </draw:text-box>
        </draw:frame>
        <draw:frame draw:style-name="gr10" draw:text-style-name="P8" draw:layer="layout" svg:width="6.073cm" svg:height="2.301cm" svg:x="10.801cm" svg:y="6.5cm">
          <draw:text-box>
            <text:p text:style-name="P7"><text:span text:style-name="T2">Semi-isolated</text:span></text:p>
            <text:p text:style-name="P7"><text:span text:style-name="T2">species</text:span></text:p>
          </draw:text-box>
        </draw:frame>
        <draw:frame draw:style-name="gr10" draw:text-style-name="P8" draw:layer="layout" svg:width="7.102cm" svg:height="1.276cm" svg:x="20.002cm" svg:y="6.701cm">
          <draw:text-box>
            <text:p text:style-name="P7"><text:span text:style-name="T2">Isolated species</text:span></text:p>
          </draw:text-box>
        </draw:frame>
        <draw:custom-shape draw:style-name="gr1" draw:text-style-name="P1" draw:layer="layout" svg:width="8.625cm" svg:height="1.045cm" svg:x="0.194cm" svg:y="0.8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8.626cm" svg:height="1.047cm" svg:x="9.68cm" svg:y="0.85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8.626cm" svg:height="1.047cm" svg:x="19.18cm" svg:y="0.8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6.893cm" svg:height="1.352cm" svg:x="1.926cm" svg:y="0.682cm">
          <draw:text-box>
            <text:p><text:span text:style-name="T3">Genome A</text:span></text:p>
          </draw:text-box>
        </draw:frame>
        <draw:frame draw:style-name="gr12" draw:text-style-name="P9" draw:layer="layout" svg:width="6.893cm" svg:height="1.352cm" svg:x="1.927cm" svg:y="5.283cm">
          <draw:text-box>
            <text:p><text:span text:style-name="T3">Genome B</text:span></text:p>
          </draw:text-box>
        </draw:frame>
        <draw:frame draw:style-name="gr11" draw:text-style-name="P9" draw:layer="layout" svg:width="6.893cm" svg:height="1.352cm" svg:x="11.426cm" svg:y="0.683cm">
          <draw:text-box>
            <text:p><text:span text:style-name="T3">Genome A</text:span></text:p>
          </draw:text-box>
        </draw:frame>
        <draw:frame draw:style-name="gr12" draw:text-style-name="P9" draw:layer="layout" svg:width="6.893cm" svg:height="1.352cm" svg:x="11.427cm" svg:y="5.284cm">
          <draw:text-box>
            <text:p><text:span text:style-name="T3">Genome B</text:span></text:p>
          </draw:text-box>
        </draw:frame>
        <draw:frame draw:style-name="gr11" draw:text-style-name="P9" draw:layer="layout" svg:width="6.893cm" svg:height="1.352cm" svg:x="21.126cm" svg:y="0.684cm">
          <draw:text-box>
            <text:p><text:span text:style-name="T3">Genome A</text:span></text:p>
          </draw:text-box>
        </draw:frame>
        <draw:frame draw:style-name="gr12" draw:text-style-name="P9" draw:layer="layout" svg:width="6.893cm" svg:height="1.352cm" svg:x="21.127cm" svg:y="5.285cm">
          <draw:text-box>
            <text:p><text:span text:style-name="T3">Genome B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8:13:35.325249378</meta:creation-date>
    <dc:date>2019-06-23T21:35:13.834020199</dc:date>
    <meta:editing-duration>PT13M3S</meta:editing-duration>
    <meta:editing-cycles>3</meta:editing-cycles>
    <meta:generator>LibreOffice/6.0.7.3$Linux_X86_64 LibreOffice_project/00m0$Build-3</meta:generator>
    <meta:document-statistic meta:object-count="63"/>
  </office:meta>
</office:document-meta>
</file>